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16in"/>
    </style:style>
    <style:style style:name="co5" style:family="table-column">
      <style:table-column-properties fo:break-before="auto" style:column-width="1.1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2"/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5-15-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243.01" calcext:value-type="float">
            <text:p>243.0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49.29" calcext:value-type="float">
            <text:p>249.2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42.69" calcext:value-type="float">
            <text:p>242.6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243.27" calcext:value-type="float">
            <text:p>243.2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54.93" calcext:value-type="float">
            <text:p>254.9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40.03" calcext:value-type="float">
            <text:p>240.0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246.84" calcext:value-type="float">
            <text:p>246.8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49.41" calcext:value-type="float">
            <text:p>249.4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40.91" calcext:value-type="float">
            <text:p>240.9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240.59" calcext:value-type="float">
            <text:p>240.5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97.99" calcext:value-type="float">
            <text:p>297.9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37.15" calcext:value-type="float">
            <text:p>237.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250.6" calcext:value-type="float">
            <text:p>250.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85.15" calcext:value-type="float">
            <text:p>285.1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38.93" calcext:value-type="float">
            <text:p>238.9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7])" office:value-type="float" office:value="240.59" calcext:value-type="float">
            <text:p>240.5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:.F7])" office:value-type="float" office:value="249.29" calcext:value-type="float">
            <text:p>249.2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3:.J7])" office:value-type="float" office:value="237.15" calcext:value-type="float">
            <text:p>237.15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7])" office:value-type="float" office:value="244.862" calcext:value-type="float">
            <text:p>244.862</text:p>
          </table:table-cell>
          <table:table-cell table:style-name="ce1" table:formula="of:=AVERAGE([.C3:.C7])" office:value-type="float" office:value="58.6" calcext:value-type="float">
            <text:p>59</text:p>
          </table:table-cell>
          <table:table-cell/>
          <table:table-cell office:value-type="string" calcext:value-type="string">
            <text:p>AVG</text:p>
          </table:table-cell>
          <table:table-cell table:formula="of:=AVERAGE([.F3:.F7])" office:value-type="float" office:value="267.354" calcext:value-type="float">
            <text:p>267.354</text:p>
          </table:table-cell>
          <table:table-cell table:style-name="ce1" table:formula="of:=AVERAGE([.G3:.G7])" office:value-type="float" office:value="54.8" calcext:value-type="float">
            <text:p>55</text:p>
          </table:table-cell>
          <table:table-cell/>
          <table:table-cell office:value-type="string" calcext:value-type="string">
            <text:p>AVG</text:p>
          </table:table-cell>
          <table:table-cell table:formula="of:=AVERAGE([.J3:.J7])" office:value-type="float" office:value="239.942" calcext:value-type="float">
            <text:p>239.942</text:p>
          </table:table-cell>
          <table:table-cell table:style-name="ce1" table:formula="of:=AVERAGE([.K3:.K7])" office:value-type="float" office:value="135.6" calcext:value-type="float">
            <text:p>136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3:.B7])" office:value-type="float" office:value="250.6" calcext:value-type="float">
            <text:p>250.6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3:.F7])" office:value-type="float" office:value="297.99" calcext:value-type="float">
            <text:p>297.99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3:.J7])" office:value-type="float" office:value="242.69" calcext:value-type="float">
            <text:p>242.69</text:p>
          </table:table-cell>
          <table:table-cell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722.91" calcext:value-type="float">
            <text:p>722.91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705.97" calcext:value-type="float">
            <text:p>705.97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446.98" calcext:value-type="float">
            <text:p>446.9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734.08" calcext:value-type="float">
            <text:p>734.08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716.98" calcext:value-type="float">
            <text:p>716.98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443.93" calcext:value-type="float">
            <text:p>443.93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725.15" calcext:value-type="float">
            <text:p>725.15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701.32" calcext:value-type="float">
            <text:p>701.32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455.99" calcext:value-type="float">
            <text:p>455.9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722.07" calcext:value-type="float">
            <text:p>722.07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711.72" calcext:value-type="float">
            <text:p>711.72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448.65" calcext:value-type="float">
            <text:p>448.6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720.64" calcext:value-type="float">
            <text:p>720.64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704.15" calcext:value-type="float">
            <text:p>704.15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461.98" calcext:value-type="float">
            <text:p>461.9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7:.B21])" office:value-type="float" office:value="720.64" calcext:value-type="float">
            <text:p>720.6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17:.F21])" office:value-type="float" office:value="701.32" calcext:value-type="float">
            <text:p>701.3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17:.J21])" office:value-type="float" office:value="443.93" calcext:value-type="float">
            <text:p>443.93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7:.B21])" office:value-type="float" office:value="724.97" calcext:value-type="float">
            <text:p>724.97</text:p>
          </table:table-cell>
          <table:table-cell table:style-name="ce1" table:formula="of:=AVERAGE([.C17:.C21])" office:value-type="float" office:value="240.2" calcext:value-type="float">
            <text:p>240</text:p>
          </table:table-cell>
          <table:table-cell/>
          <table:table-cell office:value-type="string" calcext:value-type="string">
            <text:p>AVG</text:p>
          </table:table-cell>
          <table:table-cell table:formula="of:=AVERAGE([.F17:.F21])" office:value-type="float" office:value="708.028" calcext:value-type="float">
            <text:p>708.028</text:p>
          </table:table-cell>
          <table:table-cell table:style-name="ce1" table:formula="of:=AVERAGE([.G17:.G21])" office:value-type="float" office:value="303.8" calcext:value-type="float">
            <text:p>304</text:p>
          </table:table-cell>
          <table:table-cell/>
          <table:table-cell office:value-type="string" calcext:value-type="string">
            <text:p>AVG</text:p>
          </table:table-cell>
          <table:table-cell table:formula="of:=AVERAGE([.J17:.J21])" office:value-type="float" office:value="451.506" calcext:value-type="float">
            <text:p>451.506</text:p>
          </table:table-cell>
          <table:table-cell table:style-name="ce1" table:formula="of:=AVERAGE([.K17:.K21])" office:value-type="float" office:value="295.6" calcext:value-type="float">
            <text:p>296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17:.B21])" office:value-type="float" office:value="734.08" calcext:value-type="float">
            <text:p>734.08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17:.F21])" office:value-type="float" office:value="716.98" calcext:value-type="float">
            <text:p>716.98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17:.J21])" office:value-type="float" office:value="461.98" calcext:value-type="float">
            <text:p>461.98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403.51" calcext:value-type="float">
            <text:p>403.51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280.55" calcext:value-type="float">
            <text:p>3280.5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101.33" calcext:value-type="float">
            <text:p>2101.33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360.47" calcext:value-type="float">
            <text:p>360.47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3325.56" calcext:value-type="float">
            <text:p>3325.5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107.6" calcext:value-type="float">
            <text:p>2107.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353.59" calcext:value-type="float">
            <text:p>353.59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316" calcext:value-type="float">
            <text:p>33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167.92" calcext:value-type="float">
            <text:p>2167.92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352.83" calcext:value-type="float">
            <text:p>352.8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309.77" calcext:value-type="float">
            <text:p>3309.7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112.21" calcext:value-type="float">
            <text:p>2112.21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344.91" calcext:value-type="float">
            <text:p>344.91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540.63" calcext:value-type="float">
            <text:p>3540.63</text:p>
          </table:table-cell>
          <table:table-cell office:value-type="float" office:value="2766" calcext:value-type="float">
            <text:p>276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146.43" calcext:value-type="float">
            <text:p>2146.43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8:.B32])" office:value-type="float" office:value="344.91" calcext:value-type="float">
            <text:p>344.9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28:.F32])" office:value-type="float" office:value="3280.55" calcext:value-type="float">
            <text:p>3280.5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28:.J32])" office:value-type="float" office:value="2101.33" calcext:value-type="float">
            <text:p>2101.33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8:.B32])" office:value-type="float" office:value="363.062" calcext:value-type="float">
            <text:p>363.062</text:p>
          </table:table-cell>
          <table:table-cell table:style-name="ce1" table:formula="of:=AVERAGE([.C28:.C32])" office:value-type="float" office:value="237" calcext:value-type="float">
            <text:p>237</text:p>
          </table:table-cell>
          <table:table-cell/>
          <table:table-cell office:value-type="string" calcext:value-type="string">
            <text:p>AVG</text:p>
          </table:table-cell>
          <table:table-cell table:formula="of:=AVERAGE([.F28:.F32])" office:value-type="float" office:value="3354.502" calcext:value-type="float">
            <text:p>3354.502</text:p>
          </table:table-cell>
          <table:table-cell table:style-name="ce1" table:formula="of:=AVERAGE([.G28:.G32])" office:value-type="float" office:value="3433.2" calcext:value-type="float">
            <text:p>3433</text:p>
          </table:table-cell>
          <table:table-cell/>
          <table:table-cell office:value-type="string" calcext:value-type="string">
            <text:p>AVG</text:p>
          </table:table-cell>
          <table:table-cell table:formula="of:=AVERAGE([.J28:.J32])" office:value-type="float" office:value="2127.098" calcext:value-type="float">
            <text:p>2127.098</text:p>
          </table:table-cell>
          <table:table-cell table:style-name="ce1" table:formula="of:=AVERAGE([.K28:.K32])" office:value-type="float" office:value="3197.6" calcext:value-type="float">
            <text:p>3198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28:.B32])" office:value-type="float" office:value="403.51" calcext:value-type="float">
            <text:p>403.51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28:.F32])" office:value-type="float" office:value="3540.63" calcext:value-type="float">
            <text:p>3540.63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28:.J32])" office:value-type="float" office:value="2167.92" calcext:value-type="float">
            <text:p>2167.9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632.84" calcext:value-type="float">
            <text:p>1632.84</text:p>
          </table:table-cell>
          <table:table-cell office:value-type="float" office:value="2396" calcext:value-type="float">
            <text:p>2396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215.86" calcext:value-type="float">
            <text:p>1215.86</text:p>
          </table:table-cell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593.91" calcext:value-type="float">
            <text:p>1593.91</text:p>
          </table:table-cell>
          <table:table-cell office:value-type="float" office:value="2757" calcext:value-type="float">
            <text:p>2757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249.7" calcext:value-type="float">
            <text:p>1249.7</text:p>
          </table:table-cell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634.04" calcext:value-type="float">
            <text:p>1634.04</text:p>
          </table:table-cell>
          <table:table-cell office:value-type="float" office:value="2579" calcext:value-type="float">
            <text:p>2579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268.39" calcext:value-type="float">
            <text:p>1268.39</text:p>
          </table:table-cell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602.98" calcext:value-type="float">
            <text:p>1602.9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229.15" calcext:value-type="float">
            <text:p>1229.15</text:p>
          </table:table-cell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591.48" calcext:value-type="float">
            <text:p>1591.4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233.9" calcext:value-type="float">
            <text:p>1233.9</text:p>
          </table:table-cell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9:.B43])" office:value-type="float" office:value="1591.48" calcext:value-type="float">
            <text:p>1591.48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9:.F43])" office:value-type="float" office:value="1215.86" calcext:value-type="float">
            <text:p>1215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9:.B43])" office:value-type="float" office:value="1611.05" calcext:value-type="float">
            <text:p>1611.05</text:p>
          </table:table-cell>
          <table:table-cell table:style-name="ce1" table:formula="of:=AVERAGE([.C39:.C43])" office:value-type="float" office:value="2986.4" calcext:value-type="float">
            <text:p>2986</text:p>
          </table:table-cell>
          <table:table-cell/>
          <table:table-cell office:value-type="string" calcext:value-type="string">
            <text:p>AVG</text:p>
          </table:table-cell>
          <table:table-cell table:formula="of:=AVERAGE([.F39:.F43])" office:value-type="float" office:value="1239.4" calcext:value-type="float">
            <text:p>1239.4</text:p>
          </table:table-cell>
          <table:table-cell table:style-name="ce1" table:formula="of:=AVERAGE([.G39:.G43])" office:value-type="float" office:value="2460.4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39:.B43])" office:value-type="float" office:value="1634.04" calcext:value-type="float">
            <text:p>1634.04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39:.F43])" office:value-type="float" office:value="1268.39" calcext:value-type="float">
            <text:p>1268.39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2004.27" calcext:value-type="float">
            <text:p>2004.2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033.18" calcext:value-type="float">
            <text:p>2033.1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699.47" calcext:value-type="float">
            <text:p>1699.4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996.01" calcext:value-type="float">
            <text:p>1996.0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085.06" calcext:value-type="float">
            <text:p>2085.0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685.62" calcext:value-type="float">
            <text:p>1685.6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2065.08" calcext:value-type="float">
            <text:p>2065.0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061.14" calcext:value-type="float">
            <text:p>2061.1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728.06" calcext:value-type="float">
            <text:p>1728.0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2011.72" calcext:value-type="float">
            <text:p>2011.7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030.4" calcext:value-type="float">
            <text:p>2030.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670.85" calcext:value-type="float">
            <text:p>1670.8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2125.57" calcext:value-type="float">
            <text:p>2125.5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018.11" calcext:value-type="float">
            <text:p>2018.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667.32" calcext:value-type="float">
            <text:p>1667.3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50:.B54])" office:value-type="float" office:value="1996.01" calcext:value-type="float">
            <text:p>1996.0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50:.F54])" office:value-type="float" office:value="2018.11" calcext:value-type="float">
            <text:p>2018.1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50:.J54])" office:value-type="float" office:value="1667.32" calcext:value-type="float">
            <text:p>1667.32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50:.B54])" office:value-type="float" office:value="2040.53" calcext:value-type="float">
            <text:p>2040.53</text:p>
          </table:table-cell>
          <table:table-cell table:style-name="ce1" table:formula="of:=AVERAGE([.C50:.C54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F50:.F54])" office:value-type="float" office:value="2045.578" calcext:value-type="float">
            <text:p>2045.578</text:p>
          </table:table-cell>
          <table:table-cell table:style-name="ce1" table:formula="of:=AVERAGE([.G50:.G54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J50:.J54])" office:value-type="float" office:value="1690.264" calcext:value-type="float">
            <text:p>1690.264</text:p>
          </table:table-cell>
          <table:table-cell table:style-name="ce1" table:formula="of:=AVERAGE([.K50:.K54])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50:.B54])" office:value-type="float" office:value="2125.57" calcext:value-type="float">
            <text:p>2125.57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50:.F54])" office:value-type="float" office:value="2085.06" calcext:value-type="float">
            <text:p>2085.06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50:.J54])" office:value-type="float" office:value="1728.06" calcext:value-type="float">
            <text:p>1728.06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4759.27" calcext:value-type="float">
            <text:p>4759.2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217.83" calcext:value-type="float">
            <text:p>3217.83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4551.42" calcext:value-type="float">
            <text:p>4551.4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3309.23" calcext:value-type="float">
            <text:p>3309.23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4917.98" calcext:value-type="float">
            <text:p>4917.9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245.11" calcext:value-type="float">
            <text:p>3245.11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4707" calcext:value-type="float">
            <text:p>470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337.64" calcext:value-type="float">
            <text:p>3337.6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4763.2" calcext:value-type="float">
            <text:p>4763.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323.44" calcext:value-type="float">
            <text:p>3323.4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1:.B65])" office:value-type="float" office:value="4551.42" calcext:value-type="float">
            <text:p>4551.4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61:.F65])" office:value-type="float" office:value="3217.83" calcext:value-type="float">
            <text:p>3217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1:.B65])" office:value-type="float" office:value="4739.774" calcext:value-type="float">
            <text:p>4739.774</text:p>
          </table:table-cell>
          <table:table-cell table:style-name="ce1" table:formula="of:=AVERAGE([.C61:.C65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F61:.F65])" office:value-type="float" office:value="3286.65" calcext:value-type="float">
            <text:p>3286.65</text:p>
          </table:table-cell>
          <table:table-cell table:style-name="ce1" table:formula="of:=AVERAGE([.G61:.G65])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61:.B65])" office:value-type="float" office:value="4917.98" calcext:value-type="float">
            <text:p>4917.98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61:.F65])" office:value-type="float" office:value="3337.64" calcext:value-type="float">
            <text:p>3337.64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40.59" calcext:value-type="float">
            <text:p>240.59</text:p>
          </table:table-cell>
          <table:table-cell table:style-name="ce2" office:value-type="float" office:value="244.862" calcext:value-type="float">
            <text:p>244.86</text:p>
          </table:table-cell>
          <table:table-cell table:style-name="ce2" table:formula="of:=100*([.C72]-[.B72])/[.B72]" office:value-type="float" office:value="1.77563489754354" calcext:value-type="float">
            <text:p>1.78</text:p>
          </table:table-cell>
          <table:table-cell table:style-name="ce2" office:value-type="float" office:value="250.6" calcext:value-type="float">
            <text:p>250.60</text:p>
          </table:table-cell>
          <table:table-cell table:style-name="ce2" table:formula="of:=100*([.E72]-[.B72])/[.B72]" office:value-type="float" office:value="4.16060517893511" calcext:value-type="float">
            <text:p>4.16</text:p>
          </table:table-cell>
          <table:table-cell table:style-name="ce1" office:value-type="float" office:value="58.6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249.29" calcext:value-type="float">
            <text:p>249.29</text:p>
          </table:table-cell>
          <table:table-cell table:style-name="ce2" office:value-type="float" office:value="267.354" calcext:value-type="float">
            <text:p>267.35</text:p>
          </table:table-cell>
          <table:table-cell table:style-name="ce2" table:formula="of:=100*([.C73]-[.B73])/[.B73]" office:value-type="float" office:value="7.24617914878254" calcext:value-type="float">
            <text:p>7.25</text:p>
          </table:table-cell>
          <table:table-cell table:style-name="ce2" office:value-type="float" office:value="297.99" calcext:value-type="float">
            <text:p>297.99</text:p>
          </table:table-cell>
          <table:table-cell table:style-name="ce2" table:formula="of:=100*([.E73]-[.B73])/[.B73]" office:value-type="float" office:value="19.5354807653737" calcext:value-type="float">
            <text:p>19.54</text:p>
          </table:table-cell>
          <table:table-cell table:style-name="ce1" office:value-type="float" office:value="54.8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37.15" calcext:value-type="float">
            <text:p>237.15</text:p>
          </table:table-cell>
          <table:table-cell table:style-name="ce2" office:value-type="float" office:value="239.942" calcext:value-type="float">
            <text:p>239.94</text:p>
          </table:table-cell>
          <table:table-cell table:style-name="ce2" table:formula="of:=100*([.C74]-[.B74])/[.B74]" office:value-type="float" office:value="1.17731393632722" calcext:value-type="float">
            <text:p>1.18</text:p>
          </table:table-cell>
          <table:table-cell table:style-name="ce2" office:value-type="float" office:value="242.69" calcext:value-type="float">
            <text:p>242.69</text:p>
          </table:table-cell>
          <table:table-cell table:style-name="ce2" table:formula="of:=100*([.E74]-[.B74])/[.B74]" office:value-type="float" office:value="2.33607421463209" calcext:value-type="float">
            <text:p>2.34</text:p>
          </table:table-cell>
          <table:table-cell table:style-name="ce1" office:value-type="float" office:value="135.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720.64" calcext:value-type="float">
            <text:p>720.64</text:p>
          </table:table-cell>
          <table:table-cell table:style-name="ce2" office:value-type="float" office:value="724.97" calcext:value-type="float">
            <text:p>724.97</text:p>
          </table:table-cell>
          <table:table-cell table:style-name="ce2" table:formula="of:=100*([.C75]-[.B75])/[.B75]" office:value-type="float" office:value="0.600854795737128" calcext:value-type="float">
            <text:p>0.60</text:p>
          </table:table-cell>
          <table:table-cell table:style-name="ce2" office:value-type="float" office:value="734.08" calcext:value-type="float">
            <text:p>734.08</text:p>
          </table:table-cell>
          <table:table-cell table:style-name="ce2" table:formula="of:=100*([.E75]-[.B75])/[.B75]" office:value-type="float" office:value="1.86500888099468" calcext:value-type="float">
            <text:p>1.87</text:p>
          </table:table-cell>
          <table:table-cell table:style-name="ce1" office:value-type="float" office:value="240.2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701.32" calcext:value-type="float">
            <text:p>701.32</text:p>
          </table:table-cell>
          <table:table-cell table:style-name="ce2" office:value-type="float" office:value="708.028" calcext:value-type="float">
            <text:p>708.03</text:p>
          </table:table-cell>
          <table:table-cell table:style-name="ce2" table:formula="of:=100*([.C76]-[.B76])/[.B76]" office:value-type="float" office:value="0.956482062396619" calcext:value-type="float">
            <text:p>0.96</text:p>
          </table:table-cell>
          <table:table-cell table:style-name="ce2" office:value-type="float" office:value="716.98" calcext:value-type="float">
            <text:p>716.98</text:p>
          </table:table-cell>
          <table:table-cell table:style-name="ce2" table:formula="of:=100*([.E76]-[.B76])/[.B76]" office:value-type="float" office:value="2.23293218502252" calcext:value-type="float">
            <text:p>2.23</text:p>
          </table:table-cell>
          <table:table-cell table:style-name="ce1" office:value-type="float" office:value="303.8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443.93" calcext:value-type="float">
            <text:p>443.93</text:p>
          </table:table-cell>
          <table:table-cell table:style-name="ce2" office:value-type="float" office:value="451.506" calcext:value-type="float">
            <text:p>451.51</text:p>
          </table:table-cell>
          <table:table-cell table:style-name="ce2" table:formula="of:=100*([.C77]-[.B77])/[.B77]" office:value-type="float" office:value="1.70657536098034" calcext:value-type="float">
            <text:p>1.71</text:p>
          </table:table-cell>
          <table:table-cell table:style-name="ce2" office:value-type="float" office:value="461.98" calcext:value-type="float">
            <text:p>461.98</text:p>
          </table:table-cell>
          <table:table-cell table:style-name="ce2" table:formula="of:=100*([.E77]-[.B77])/[.B77]" office:value-type="float" office:value="4.06595634446873" calcext:value-type="float">
            <text:p>4.07</text:p>
          </table:table-cell>
          <table:table-cell table:style-name="ce1" office:value-type="float" office:value="295.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344.91" calcext:value-type="float">
            <text:p>344.91</text:p>
          </table:table-cell>
          <table:table-cell table:style-name="ce2" office:value-type="float" office:value="363.062" calcext:value-type="float">
            <text:p>363.06</text:p>
          </table:table-cell>
          <table:table-cell table:style-name="ce2" table:formula="of:=100*([.C78]-[.B78])/[.B78]" office:value-type="float" office:value="5.26282218549766" calcext:value-type="float">
            <text:p>5.26</text:p>
          </table:table-cell>
          <table:table-cell table:style-name="ce2" office:value-type="float" office:value="403.51" calcext:value-type="float">
            <text:p>403.51</text:p>
          </table:table-cell>
          <table:table-cell table:style-name="ce2" table:formula="of:=100*([.E78]-[.B78])/[.B78]" office:value-type="float" office:value="16.9899394044823" calcext:value-type="float">
            <text:p>16.99</text:p>
          </table:table-cell>
          <table:table-cell table:style-name="ce1"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3280.55" calcext:value-type="float">
            <text:p>3280.55</text:p>
          </table:table-cell>
          <table:table-cell table:style-name="ce2" office:value-type="float" office:value="3354.502" calcext:value-type="float">
            <text:p>3354.50</text:p>
          </table:table-cell>
          <table:table-cell table:style-name="ce2" table:formula="of:=100*([.C79]-[.B79])/[.B79]" office:value-type="float" office:value="2.25425614607307" calcext:value-type="float">
            <text:p>2.25</text:p>
          </table:table-cell>
          <table:table-cell table:style-name="ce2" office:value-type="float" office:value="3540.63" calcext:value-type="float">
            <text:p>3540.63</text:p>
          </table:table-cell>
          <table:table-cell table:style-name="ce2" table:formula="of:=100*([.E79]-[.B79])/[.B79]" office:value-type="float" office:value="7.92793891268232" calcext:value-type="float">
            <text:p>7.93</text:p>
          </table:table-cell>
          <table:table-cell table:style-name="ce1" office:value-type="float" office:value="3433.2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101.33" calcext:value-type="float">
            <text:p>2101.33</text:p>
          </table:table-cell>
          <table:table-cell table:style-name="ce2" office:value-type="float" office:value="2127.098" calcext:value-type="float">
            <text:p>2127.10</text:p>
          </table:table-cell>
          <table:table-cell table:style-name="ce2" table:formula="of:=100*([.C80]-[.B80])/[.B80]" office:value-type="float" office:value="1.22627098075981" calcext:value-type="float">
            <text:p>1.23</text:p>
          </table:table-cell>
          <table:table-cell table:style-name="ce2" office:value-type="float" office:value="2167.92" calcext:value-type="float">
            <text:p>2167.92</text:p>
          </table:table-cell>
          <table:table-cell table:style-name="ce2" table:formula="of:=100*([.E80]-[.B80])/[.B80]" office:value-type="float" office:value="3.16894538221032" calcext:value-type="float">
            <text:p>3.17</text:p>
          </table:table-cell>
          <table:table-cell table:style-name="ce1" office:value-type="float" office:value="3197.6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591.48" calcext:value-type="float">
            <text:p>1591.48</text:p>
          </table:table-cell>
          <table:table-cell table:style-name="ce2" office:value-type="float" office:value="1611.05" calcext:value-type="float">
            <text:p>1611.05</text:p>
          </table:table-cell>
          <table:table-cell table:style-name="ce2" table:formula="of:=100*([.C81]-[.B81])/[.B81]" office:value-type="float" office:value="1.22967300877171" calcext:value-type="float">
            <text:p>1.23</text:p>
          </table:table-cell>
          <table:table-cell table:style-name="ce2" office:value-type="float" office:value="1634.04" calcext:value-type="float">
            <text:p>1634.04</text:p>
          </table:table-cell>
          <table:table-cell table:style-name="ce2" table:formula="of:=100*([.E81]-[.B81])/[.B81]" office:value-type="float" office:value="2.67424032975595" calcext:value-type="float">
            <text:p>2.67</text:p>
          </table:table-cell>
          <table:table-cell table:style-name="ce1" office:value-type="float" office:value="2986.4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1215.86" calcext:value-type="float">
            <text:p>1215.86</text:p>
          </table:table-cell>
          <table:table-cell table:style-name="ce2" office:value-type="float" office:value="1239.4" calcext:value-type="float">
            <text:p>1239.40</text:p>
          </table:table-cell>
          <table:table-cell table:style-name="ce2" table:formula="of:=100*([.C82]-[.B82])/[.B82]" office:value-type="float" office:value="1.93607816689423" calcext:value-type="float">
            <text:p>1.94</text:p>
          </table:table-cell>
          <table:table-cell table:style-name="ce2" office:value-type="float" office:value="1268.39" calcext:value-type="float">
            <text:p>1268.39</text:p>
          </table:table-cell>
          <table:table-cell table:style-name="ce2" table:formula="of:=100*([.E82]-[.B82])/[.B82]" office:value-type="float" office:value="4.32039873011697" calcext:value-type="float">
            <text:p>4.32</text:p>
          </table:table-cell>
          <table:table-cell table:style-name="ce1" office:value-type="float" office:value="2460.4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1996.01" calcext:value-type="float">
            <text:p>1996.01</text:p>
          </table:table-cell>
          <table:table-cell table:style-name="ce2" office:value-type="float" office:value="2040.53" calcext:value-type="float">
            <text:p>2040.53</text:p>
          </table:table-cell>
          <table:table-cell table:style-name="ce2" table:formula="of:=100*([.C83]-[.B83])/[.B83]" office:value-type="float" office:value="2.23044974724575" calcext:value-type="float">
            <text:p>2.23</text:p>
          </table:table-cell>
          <table:table-cell table:style-name="ce2" office:value-type="float" office:value="2125.57" calcext:value-type="float">
            <text:p>2125.57</text:p>
          </table:table-cell>
          <table:table-cell table:style-name="ce2" table:formula="of:=100*([.E83]-[.B83])/[.B83]" office:value-type="float" office:value="6.49094944414107" calcext:value-type="float">
            <text:p>6.49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2018.11" calcext:value-type="float">
            <text:p>2018.11</text:p>
          </table:table-cell>
          <table:table-cell table:style-name="ce2" office:value-type="float" office:value="2045.578" calcext:value-type="float">
            <text:p>2045.58</text:p>
          </table:table-cell>
          <table:table-cell table:style-name="ce2" table:formula="of:=100*([.C84]-[.B84])/[.B84]" office:value-type="float" office:value="1.36107546169436" calcext:value-type="float">
            <text:p>1.36</text:p>
          </table:table-cell>
          <table:table-cell table:style-name="ce2" office:value-type="float" office:value="2085.06" calcext:value-type="float">
            <text:p>2085.06</text:p>
          </table:table-cell>
          <table:table-cell table:style-name="ce2" table:formula="of:=100*([.E84]-[.B84])/[.B84]" office:value-type="float" office:value="3.3174603961132" calcext:value-type="float">
            <text:p>3.32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1667.32" calcext:value-type="float">
            <text:p>1667.32</text:p>
          </table:table-cell>
          <table:table-cell table:style-name="ce2" office:value-type="float" office:value="1690.264" calcext:value-type="float">
            <text:p>1690.26</text:p>
          </table:table-cell>
          <table:table-cell table:style-name="ce2" table:formula="of:=100*([.C85]-[.B85])/[.B85]" office:value-type="float" office:value="1.37610056857712" calcext:value-type="float">
            <text:p>1.38</text:p>
          </table:table-cell>
          <table:table-cell table:style-name="ce2" office:value-type="float" office:value="1728.06" calcext:value-type="float">
            <text:p>1728.06</text:p>
          </table:table-cell>
          <table:table-cell table:style-name="ce2" table:formula="of:=100*([.E85]-[.B85])/[.B85]" office:value-type="float" office:value="3.64297195499364" calcext:value-type="float">
            <text:p>3.64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4551.42" calcext:value-type="float">
            <text:p>4551.42</text:p>
          </table:table-cell>
          <table:table-cell table:style-name="ce2" office:value-type="float" office:value="4739.774" calcext:value-type="float">
            <text:p>4739.77</text:p>
          </table:table-cell>
          <table:table-cell table:style-name="ce2" table:formula="of:=100*([.C86]-[.B86])/[.B86]" office:value-type="float" office:value="4.13835682050875" calcext:value-type="float">
            <text:p>4.14</text:p>
          </table:table-cell>
          <table:table-cell table:style-name="ce2" office:value-type="float" office:value="4917.98" calcext:value-type="float">
            <text:p>4917.98</text:p>
          </table:table-cell>
          <table:table-cell table:style-name="ce2" table:formula="of:=100*([.E86]-[.B86])/[.B86]" office:value-type="float" office:value="8.05375025816118" calcext:value-type="float">
            <text:p>8.05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3217.83" calcext:value-type="float">
            <text:p>3217.83</text:p>
          </table:table-cell>
          <table:table-cell table:style-name="ce2" office:value-type="float" office:value="3286.65" calcext:value-type="float">
            <text:p>3286.65</text:p>
          </table:table-cell>
          <table:table-cell table:style-name="ce2" table:formula="of:=100*([.C87]-[.B87])/[.B87]" office:value-type="float" office:value="2.13870838422167" calcext:value-type="float">
            <text:p>2.14</text:p>
          </table:table-cell>
          <table:table-cell table:style-name="ce2" office:value-type="float" office:value="3337.64" calcext:value-type="float">
            <text:p>3337.64</text:p>
          </table:table-cell>
          <table:table-cell table:style-name="ce2" table:formula="of:=100*([.E87]-[.B87])/[.B87]" office:value-type="float" office:value="3.72331664506826" calcext:value-type="float">
            <text:p>3.72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 style:data-style-name="N2" text:time-value="17:25:53.3556797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4:24:10.519940240</meta:creation-date>
    <meta:generator>LibreOffice/24.2.5.2$Linux_X86_64 LibreOffice_project/420$Build-2</meta:generator>
    <dc:date>2024-09-06T17:43:06.785092103</dc:date>
    <meta:editing-duration>PT1H6M11S</meta:editing-duration>
    <meta:editing-cycles>50</meta:editing-cycles>
    <meta:document-statistic meta:table-count="1" meta:cell-count="520" meta:object-count="0"/>
  </office:meta>
</office:document-meta>
</file>